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1" fo:font-size="11pt"/>
    </style:style>
    <style:style style:name="P27" style:family="paragraph" style:parent-style-name="Table_20_Contents">
      <style:text-properties style:font-name="Arial1" fo:font-size="11pt" style:language-asian="ja" style:country-asian="JP"/>
    </style:style>
    <style:style style:name="P28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6" style:family="paragraph" style:parent-style-name="Table_20_Contents" style:list-style-name="L2">
      <style:text-properties style:font-name="Arial1" fo:font-size="11pt" style:language-asian="ja" style:country-asian="JP"/>
    </style:style>
    <style:style style:name="P37" style:family="paragraph" style:parent-style-name="Table_20_Contents" style:list-style-name="L3">
      <style:text-properties style:font-name="Arial1" fo:font-size="11pt" style:language-asian="ja" style:country-asian="JP"/>
    </style:style>
    <style:style style:name="P38" style:family="paragraph" style:parent-style-name="Table_20_Contents" style:list-style-name="L4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/>
    </style:style>
    <style:style style:name="P40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ext_20_body" style:list-style-name="L5"/>
    <style:style style:name="P49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1" style:family="paragraph" style:parent-style-name="Text_20_body">
      <style:paragraph-properties fo:margin-top="0cm" fo:margin-bottom="0cm" fo:line-height="179%" style:writing-mode="lr-tb"/>
    </style:style>
    <style:style style:name="P6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3" style:family="text">
      <style:text-properties style:language-asian="ja" style:country-asian="JP"/>
    </style:style>
    <style:style style:name="T14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5" style:family="text">
      <style:text-properties fo:color="#3333ff" style:font-name="Arial1" fo:font-size="22pt" fo:font-style="normal" fo:font-weight="normal" style:font-size-asian="22pt" style:font-size-complex="22pt"/>
    </style:style>
    <style:style style:name="T16" style:family="text">
      <style:text-properties style:font-name-asian="Arial2"/>
    </style:style>
    <style:style style:name="T17" style:family="text">
      <style:text-properties style:font-name-asian="Arial2" style:language-asian="ja" style:country-asian="JP"/>
    </style:style>
    <style:style style:name="T18" style:family="text">
      <style:text-properties fo:color="#000000" fo:background-color="transparent" style:font-name-asian="Arial2" style:font-size-asian="12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3">雨が降って少し肌寒いですね。</text:span></text:p>
      <text:p text:style-name="P7">日報などなど<text:span text:style-name="T13">。</text:span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3">1</text:p>
          </table:table-cell>
          <table:table-cell table:style-name="表110.A1" office:value-type="string">
            <text:p text:style-name="P23">作業日</text:p>
          </table:table-cell>
          <table:table-cell table:style-name="表110.C1" office:value-type="string">
            <text:p text:style-name="P25">6/14 月曜日</text:p>
          </table:table-cell>
        </table:table-row>
        <table:table-row>
          <table:table-cell table:style-name="表110.A2" office:value-type="string">
            <text:p text:style-name="P23">2</text:p>
          </table:table-cell>
          <table:table-cell table:style-name="表110.A2" office:value-type="string">
            <text:p text:style-name="P23">発注者</text:p>
          </table:table-cell>
          <table:table-cell table:style-name="表110.C2" office:value-type="string">
            <text:p text:style-name="P25">小川電気工事</text:p>
          </table:table-cell>
        </table:table-row>
        <table:table-row>
          <table:table-cell table:style-name="表110.A2" office:value-type="string">
            <text:p text:style-name="P23">3</text:p>
          </table:table-cell>
          <table:table-cell table:style-name="表110.A2" office:value-type="string">
            <text:p text:style-name="P23">工事件名</text:p>
          </table:table-cell>
          <table:table-cell table:style-name="表110.C2" office:value-type="string">
            <text:p text:style-name="P25">国立市富士見台二丁目</text:p>
          </table:table-cell>
        </table:table-row>
        <table:table-row>
          <table:table-cell table:style-name="表110.A2" office:value-type="string">
            <text:p text:style-name="P23">4</text:p>
          </table:table-cell>
          <table:table-cell table:style-name="表110.A2" office:value-type="string">
            <text:p text:style-name="P23">作業時間</text:p>
          </table:table-cell>
          <table:table-cell table:style-name="表11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0.A2" office:value-type="string">
            <text:p text:style-name="P23">5</text:p>
          </table:table-cell>
          <table:table-cell table:style-name="表110.A2" office:value-type="string">
            <text:p text:style-name="P23">備考</text:p>
          </table:table-cell>
          <table:table-cell table:style-name="表11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6/25（金）</text:p>
          </table:table-cell>
          <table:table-cell table:style-name="表111.B1" office:value-type="string">
            <text:p text:style-name="P24">6/26（土）</text:p>
          </table:table-cell>
        </table:table-row>
        <table:table-row>
          <table:table-cell table:style-name="表111.A2" office:value-type="string">
            <text:p text:style-name="P22">○</text:p>
          </table:table-cell>
          <table:table-cell table:style-name="表111.B2" office:value-type="string">
            <text:p text:style-name="P22">○</text:p>
          </table:table-cell>
        </table:table-row>
      </table:table>
      <text:p text:style-name="P29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0">期間</text:p>
          </table:table-cell>
          <table:table-cell table:style-name="表112.B1" office:value-type="string">
            <text:p text:style-name="P21"><text:s text:c="2"/>2021.6.14(月) ~ 2021.6.20(日)</text:p>
          </table:table-cell>
        </table:table-row>
        <table:table-row>
          <table:table-cell table:style-name="表112.A2" office:value-type="string">
            <text:p text:style-name="P18">合計</text:p>
          </table:table-cell>
          <table:table-cell table:style-name="表112.B2" office:value-type="string">
            <text:p text:style-name="P19"><text:s/>￥930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1.6.14(月) ~ 2021.6.20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<text:span text:style-name="T17">どうも</text:span><text:span text:style-name="T16">お疲れさまです。暑く</text:span><text:span text:style-name="T17">なってきました。</text:span></text:p>
      <text:p text:style-name="P15">いつもの提出物です。遅くなりました。 </text:p>
      <text:p text:style-name="P16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3">1</text:p>
          </table:table-cell>
          <table:table-cell table:style-name="表113.A1" office:value-type="string">
            <text:p text:style-name="P23">作業日</text:p>
          </table:table-cell>
          <table:table-cell table:style-name="表113.C1" office:value-type="string">
            <text:p text:style-name="P25">6/24 木曜日</text:p>
          </table:table-cell>
        </table:table-row>
        <table:table-row>
          <table:table-cell table:style-name="表113.A2" office:value-type="string">
            <text:p text:style-name="P23">2</text:p>
          </table:table-cell>
          <table:table-cell table:style-name="表113.A2" office:value-type="string">
            <text:p text:style-name="P23">発注者</text:p>
          </table:table-cell>
          <table:table-cell table:style-name="表113.C2" office:value-type="string">
            <text:p text:style-name="P25">ホクシン設備</text:p>
          </table:table-cell>
        </table:table-row>
        <table:table-row>
          <table:table-cell table:style-name="表113.A2" office:value-type="string">
            <text:p text:style-name="P23">3</text:p>
          </table:table-cell>
          <table:table-cell table:style-name="表113.A2" office:value-type="string">
            <text:p text:style-name="P23">工事件名</text:p>
          </table:table-cell>
          <table:table-cell table:style-name="表113.C2" office:value-type="string">
            <text:p text:style-name="P25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3">4</text:p>
          </table:table-cell>
          <table:table-cell table:style-name="表113.A2" office:value-type="string">
            <text:p text:style-name="P23">作業時間</text:p>
          </table:table-cell>
          <table:table-cell table:style-name="表11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3.A2" office:value-type="string">
            <text:p text:style-name="P23">5</text:p>
          </table:table-cell>
          <table:table-cell table:style-name="表113.A2" office:value-type="string">
            <text:p text:style-name="P23">備考</text:p>
          </table:table-cell>
          <table:table-cell table:style-name="表113.C2" office:value-type="string">
            <text:p text:style-name="P25">お客さんには、終了１５：００で提出してます。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4">7/2（金）</text:p>
          </table:table-cell>
          <table:table-cell table:style-name="表114.B1" office:value-type="string">
            <text:p text:style-name="P24">7/3（土）</text:p>
          </table:table-cell>
        </table:table-row>
        <table:table-row>
          <table:table-cell table:style-name="表114.A2" office:value-type="string">
            <text:p text:style-name="P22">○</text:p>
          </table:table-cell>
          <table:table-cell table:style-name="表114.B2" office:value-type="string">
            <text:p text:style-name="P22">○</text:p>
          </table:table-cell>
        </table:table-row>
      </table:table>
      <text:p text:style-name="P29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0">期間</text:p>
          </table:table-cell>
          <table:table-cell table:style-name="表115.B1" office:value-type="string">
            <text:p text:style-name="P21"><text:s text:c="2"/>2021.6.21(月) ~ 2021.6.27(日)</text:p>
          </table:table-cell>
        </table:table-row>
        <table:table-row>
          <table:table-cell table:style-name="表115.A2" office:value-type="string">
            <text:p text:style-name="P18">合計</text:p>
          </table:table-cell>
          <table:table-cell table:style-name="表115.B2" office:value-type="string">
            <text:p text:style-name="P19"><text:s/>￥924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1.6.21(月) ~ 2021.6.27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<text:span text:style-name="T13">今週分の提出。</text:span>よろしくお願いします。</text:p>
      <text:p text:style-name="P7">岩淵</text:p>
      <text:p text:style-name="P7"/>
      <text:p text:style-name="P54">別件</text:p>
      <text:p text:style-name="P13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8">なんとも、すみません。</text:span> </text:p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7/2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扶桑電気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まごころタウン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日報は建二さん取りまとめ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7/9（金）</text:p>
          </table:table-cell>
          <table:table-cell table:style-name="表2.B1" office:value-type="string">
            <text:p text:style-name="P24">7/10（土）</text:p>
          </table:table-cell>
        </table:table-row>
        <text:soft-page-break/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29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1.6.28(月) ~ 2021.7.4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1,298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1.6.28(月) ~ 2021.7.4(日)</text:p>
      <text:p text:style-name="P10">[//]</text:p>
      <text:p text:style-name="P4"/>
      <text:p text:style-name="P12">@@@</text:p>
      <text:p text:style-name="P1">-------------------------------------------------------- [XXX]</text:p>
      <text:p text:style-name="P7">お疲れさまです。<text:span text:style-name="T13">書類等を提出します。</text:span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7/XX XX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XXX（XXX）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XXX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7/XX（金）</text:p>
          </table:table-cell>
          <table:table-cell table:style-name="表5.B1" office:value-type="string">
            <text:p text:style-name="P24">7/XX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29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1.7.XX(月) ~ 2021.7.XX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1.7.XX(月) ~ 2021.7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3">書類等を提出します。</text:span>よろしくお願いします。</text:p>
      <text:p text:style-name="P7">岩淵</text:p>
      <text:p text:style-name="P14"><text:soft-page-break/><text:span text:style-name="T5">----------- </text:span><text:span text:style-name="T3">提出（</text:span><text:span text:style-name="T10"> </text:span><text:span text:style-name="T11">３</text:span><text:span text:style-name="T12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3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7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7/XX（金）</text:p>
          </table:table-cell>
          <table:table-cell table:style-name="表38.B1" office:value-type="string">
            <text:p text:style-name="P24">7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29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7.XX(月) ~ 2021.7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1.7.XX(月) ~ 2021.7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3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ext:soft-page-break/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8"/>
      <text:p text:style-name="P28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3894776246805585004" text:style-name="L1">
        <text:list-item>
          <text:p text:style-name="P51">image file</text:p>
          <text:list>
            <text:list-item>
              <text:p text:style-name="P51">copy to : C:\WORKS_2\WS\WS_Others\towa_corpo</text:p>
            </text:list-item>
            <text:list-item>
              <text:p text:style-name="P51">change → file name</text:p>
            </text:list-item>
            <text:list-item>
              <text:p text:style-name="P51">DUP</text:p>
            </text:list-item>
            <text:list-item>
              <text:p text:style-name="P51">open the orig with paint</text:p>
            </text:list-item>
            <text:list-item>
              <text:p text:style-name="P51">change size → 25 % (<office:annotation office:name="__Annotation__14902_534617985"><dc:creator>iwabuchi ken</dc:creator><dc:date>2020-02-03T15:01:30.09</dc:date><text:p text:style-name="P63"><text:span text:style-name="T19">680 ==&gt; about</text:span></text:p></office:annotation>40 %, 680KB~<office:annotation-end office:name="__Annotation__14902_534617985"/>)</text:p>
            </text:list-item>
            <text:list-item>
              <text:p text:style-name="P51">close paint</text:p>
            </text:list-item>
          </text:list>
        </text:list-item>
        <text:list-item>
          <text:p text:style-name="P52">email<text:span text:style-name="T15"> </text:span><text:span text:style-name="T14">###</text:span></text:p>
          <text:list>
            <text:list-item>
              <text:p text:style-name="P52">C – N (new mail)</text:p>
            </text:list-item>
            <text:list-item>
              <text:p text:style-name="P52">attach image file</text:p>
            </text:list-item>
            <text:list-item>
              <text:p text:style-name="P52">open in-mail image file</text:p>
            </text:list-item>
            <text:list-item>
              <text:p text:style-name="P52">validate</text:p>
              <text:list>
                <text:list-item>
                  <text:p text:style-name="P52">終了時刻</text:p>
                </text:list-item>
                <text:list-item>
                  <text:p text:style-name="P52">職長サイン</text:p>
                </text:list-item>
              </text:list>
            </text:list-item>
          </text:list>
        </text:list-item>
        <text:list-item>
          <text:p text:style-name="P51">doc</text:p>
          <text:list>
            <text:list-item>
              <text:p text:style-name="P51">prev lines → DUP</text:p>
            </text:list-item>
            <text:list-item>
              <text:p text:style-name="P51">enter data</text:p>
              <text:list>
                <text:list-item>
                  <text:p text:style-name="P52">作業について</text:p>
                  <text:list>
                    <text:list-item>
                      <text:p text:style-name="P51">作業日</text:p>
                    </text:list-item>
                    <text:list-item>
                      <text:p text:style-name="P51">発注者</text:p>
                    </text:list-item>
                    <text:list-item>
                      <text:p text:style-name="P51">工事件名</text:p>
                    </text:list-item>
                    <text:list-item>
                      <text:p text:style-name="P52">作業時間</text:p>
                    </text:list-item>
                  </text:list>
                </text:list-item>
                <text:list-item>
                  <text:p text:style-name="P52">タイトル文字列</text:p>
                </text:list-item>
              </text:list>
            </text:list-item>
          </text:list>
        </text:list-item>
        <text:list-item>
          <text:p text:style-name="P34">email</text:p>
          <text:list>
            <text:list-item>
              <text:p text:style-name="P34">C/P</text:p>
              <text:list>
                <text:list-item>
                  <text:p text:style-name="P35">本文</text:p>
                </text:list-item>
                <text:list-item>
                  <text:p text:style-name="P34">subject</text:p>
                </text:list-item>
              </text:list>
            </text:list-item>
            <text:list-item>
              <text:p text:style-name="P34">validate</text:p>
              <text:list>
                <text:list-item>
                  <text:p text:style-name="P51">作業日</text:p>
                </text:list-item>
                <text:list-item>
                  <text:p text:style-name="P51">発注者</text:p>
                </text:list-item>
                <text:list-item>
                  <text:p text:style-name="P51">工事件名</text:p>
                </text:list-item>
                <text:list-item>
                  <text:p text:style-name="P52">作業時間</text:p>
                </text:list-item>
              </text:list>
            </text:list-item>
            <text:list-item>
              <text:p text:style-name="P35"><text:soft-page-break/>F6 (“To”) → “yoko” &gt; Ret</text:p>
            </text:list-item>
            <text:list-item>
              <text:p text:style-name="P35">C – Ret (send)</text:p>
            </text:list-item>
            <text:list-item>
              <text:p text:style-name="P35">review → sent mail</text:p>
              <text:list>
                <text:list-item>
                  <text:p text:style-name="P35">送信先</text:p>
                </text:list-item>
                <text:list-item>
                  <text:p text:style-name="P35">日付</text:p>
                  <text:list>
                    <text:list-item>
                      <text:p text:style-name="P35">日報に書いた日付</text:p>
                    </text:list-item>
                    <text:list-item>
                      <text:p text:style-name="P35">メールの「件名」の日付（日報のそれと同じか？）</text:p>
                    </text:list-item>
                  </text:list>
                </text:list-item>
                <text:list-item>
                  <text:p text:style-name="P35">サイン</text:p>
                  <text:list>
                    <text:list-item>
                      <text:p text:style-name="P35">職長</text:p>
                    </text:list-item>
                    <text:list-item>
                      <text:p text:style-name="P35">発注者</text:p>
                    </text:list-item>
                  </text:list>
                </text:list-item>
                <text:list-item>
                  <text:p text:style-name="P35">時間</text:p>
                  <text:list>
                    <text:list-item>
                      <text:p text:style-name="P35">開始</text:p>
                    </text:list-item>
                    <text:list-item>
                      <text:p text:style-name="P3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doc</text:p>
          <text:list>
            <text:list-item>
              <text:p text:style-name="P35">move → “” string</text:p>
            </text:list-item>
          </text:list>
        </text:list-item>
      </text:list>
      <text:p text:style-name="P31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6"/>
          </table:table-cell>
          <table:table-cell table:style-name="表70.B1" office:value-type="string">
            <text:p text:style-name="P26">image file (<text:span text:style-name="T13">日報）</text:span></text:p>
            <text:list xml:id="list2818785645017170357" text:style-name="L2">
              <text:list-item>
                <text:p text:style-name="P36">copy</text:p>
                <text:list>
                  <text:list-item>
                    <text:p text:style-name="P36">from C:\WORKS_2\WS\WS_Cake_IFM11\iphone_to_upload</text:p>
                  </text:list-item>
                  <text:list-item>
                    <text:p text:style-name="P36">to <text:s/>==&gt; C:\WORKS_2\WS\WS_Others\towa_corpo</text:p>
                  </text:list-item>
                </text:list>
              </text:list-item>
              <text:list-item>
                <text:p text:style-name="P36">name ==&gt; change</text:p>
                <text:list>
                  <text:list-item>
                    <text:p text:style-name="P36">【作業員　岩淵謙 <text:s/>日報連絡】 2020.7.4.土 2020.7.6.月.jpg</text:p>
                  </text:list-item>
                </text:list>
              </text:list-item>
              <text:list-item>
                <text:p text:style-name="P36">open file (f1)</text:p>
              </text:list-item>
              <text:list-item>
                <text:p text:style-name="P36">DUP</text:p>
              </text:list-item>
              <text:list-item>
                <text:p text:style-name="P36">f1 ==&gt; paint</text:p>
              </text:list-item>
              <text:list-item>
                <text:p text:style-name="P36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6"/>
          </table:table-cell>
          <table:table-cell table:style-name="表70.B2" office:value-type="string">
            <text:p text:style-name="P27">交通費請求書</text:p>
            <text:list xml:id="list878849252656705678" text:style-name="L3">
              <text:list-item>
                <text:p text:style-name="P37">DUP : 交通費請求書.用紙.orig.jpg</text:p>
              </text:list-item>
              <text:list-item>
                <text:p text:style-name="P37">name ==&gt; change : 【作業員　岩淵謙 <text:s/>交通費請求書】 2020.7.6(月) ~ 2020.7.12(日).jpg</text:p>
              </text:list-item>
              <text:list-item>
                <text:p text:style-name="P37">open file</text:p>
              </text:list-item>
              <text:list-item>
                <text:p text:style-name="P37"><text:soft-page-break/>M – o &gt; ↓ &gt; Ret (paint)</text:p>
              </text:list-item>
              <text:list-item>
                <text:p text:style-name="P37">入力</text:p>
              </text:list-item>
              <text:list-item>
                <text:p text:style-name="P37">DUP</text:p>
              </text:list-item>
              <text:list-item>
                <text:p text:style-name="P37">M – o &gt; “70” &gt; Ret (size change)</text:p>
              </text:list-item>
              <text:list-item>
                <text:p text:style-name="P37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6"/>
          </table:table-cell>
          <table:table-cell table:style-name="表70.B2" office:value-type="string">
            <text:p text:style-name="P26">email</text:p>
            <text:list xml:id="list2033104204763570955" text:style-name="L4">
              <text:list-item>
                <text:p text:style-name="P39">start mailer</text:p>
              </text:list-item>
              <text:list-item>
                <text:p text:style-name="P39">new mail</text:p>
              </text:list-item>
              <text:list-item>
                <text:p text:style-name="P39">C – S – a &gt; choose file &gt; Ret (append)</text:p>
              </text:list-item>
              <text:list-item>
                <text:p text:style-name="P39">open ==&gt; appended files (<text:span text:style-name="T13">日報、交通費)</text:span></text:p>
              </text:list-item>
              <text:list-item>
                <text:p text:style-name="P38">C/P</text:p>
                <text:list>
                  <text:list-item>
                    <text:p text:style-name="P38">本文</text:p>
                  </text:list-item>
                  <text:list-item>
                    <text:p text:style-name="P38">タイトル</text:p>
                  </text:list-item>
                </text:list>
              </text:list-item>
              <text:list-item>
                <text:p text:style-name="P38">“send” : “yoko” &gt; Ret (autofill)</text:p>
              </text:list-item>
              <text:list-item>
                <text:p text:style-name="P38">validate</text:p>
                <text:list>
                  <text:list-item>
                    <text:p text:style-name="P38">append ==&gt; 2 files</text:p>
                  </text:list-item>
                  <text:list-item>
                    <text:p text:style-name="P38">subject</text:p>
                    <text:list>
                      <text:list-item>
                        <text:p text:style-name="P38">期間</text:p>
                      </text:list-item>
                      <text:list-item>
                        <text:p text:style-name="P38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8">C – Ret (send)</text:p>
              </text:list-item>
              <text:list-item>
                <text:p text:style-name="P38">validate</text:p>
                <text:list>
                  <text:list-item>
                    <text:p text:style-name="P38">attached files</text:p>
                  </text:list-item>
                  <text:list-item>
                    <text:p text:style-name="P38">宛先</text:p>
                  </text:list-item>
                  <text:list-item>
                    <text:p text:style-name="P38">タイトル</text:p>
                    <text:list>
                      <text:list-item>
                        <text:p text:style-name="P38">期間</text:p>
                      </text:list-item>
                      <text:list-item>
                        <text:p text:style-name="P38">内容</text:p>
                      </text:list-item>
                    </text:list>
                  </text:list-item>
                  <text:list-item>
                    <text:p text:style-name="P38">本文</text:p>
                    <text:list>
                      <text:list-item>
                        <text:p text:style-name="P38">送るものについての文。</text:p>
                      </text:list-item>
                      <text:list-item>
                        <text:p text:style-name="P38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0">-------------------------------------------------------- [STEPS : closing] 20200912_182844</text:p>
      <text:list xml:id="list9053051748986077417" text:style-name="L5">
        <text:list-item>
          <text:p text:style-name="P49">close</text:p>
          <text:list>
            <text:list-item>
              <text:p text:style-name="P49">image files</text:p>
            </text:list-item>
            <text:list-item>
              <text:p text:style-name="P49">folders</text:p>
            </text:list-item>
            <text:list-item>
              <text:p text:style-name="P49">apps</text:p>
              <text:list>
                <text:list-item>
                  <text:p text:style-name="P49">paint</text:p>
                </text:list-item>
                <text:list-item>
                  <text:p text:style-name="P49">mailer</text:p>
                </text:list-item>
              </text:list>
            </text:list-item>
          </text:list>
        </text:list-item>
        <text:list-item>
          <text:p text:style-name="P49">validate</text:p>
          <text:list>
            <text:list-item>
              <text:p text:style-name="P49">mail ==&gt; move to “sent” box</text:p>
            </text:list-item>
          </text:list>
        </text:list-item>
        <text:list-item>
          <text:p text:style-name="P49">prep next</text:p>
          <text:list>
            <text:list-item>
              <text:p text:style-name="P48"><text:span text:style-name="T1">DUP</text:span><text:line-break/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7-03T17:18:24.49</dc:date>
    <dc:creator>iwabuchi ken</dc:creator>
    <meta:editing-duration>P1DT14H18M10S</meta:editing-duration>
    <meta:editing-cycles>218</meta:editing-cycles>
    <meta:generator>OpenOffice/4.1.3$Win32 OpenOffice.org_project/413m1$Build-9783</meta:generator>
    <meta:document-statistic meta:table-count="17" meta:image-count="0" meta:object-count="0" meta:page-count="8" meta:paragraph-count="313" meta:word-count="1682" meta:character-count="4283"/>
  </office:meta>
</office:document-meta>
</file>